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P7" style:parent-style-name="Normal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8" style:parent-style-name="Normal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T9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0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1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P12" style:parent-style-name="ListParagraph" style:list-style-name="LFO2" style:family="paragraph">
      <style:text-properties fo:language="en" fo:country="US"/>
    </style:style>
    <style:style style:name="P13" style:parent-style-name="ListParagraph" style:list-style-name="LFO2" style:family="paragraph">
      <style:text-properties fo:language="en" fo:country="US"/>
    </style:style>
    <style:style style:name="P14" style:parent-style-name="ListParagraph" style:list-style-name="LFO2" style:family="paragraph">
      <style:text-properties fo:language="en" fo:country="US"/>
    </style:style>
    <style:style style:name="P15" style:parent-style-name="ListParagraph" style:list-style-name="LFO2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T17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8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9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20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21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P22" style:parent-style-name="ListParagraph" style:list-style-name="LFO2" style:family="paragraph">
      <style:text-properties fo:language="en" fo:country="US"/>
    </style:style>
    <style:style style:name="P23" style:parent-style-name="ListParagraph" style:list-style-name="LFO2" style:family="paragraph">
      <style:text-properties fo:language="en" fo:country="US"/>
    </style:style>
    <style:style style:name="P24" style:parent-style-name="ListParagraph" style:list-style-name="LFO2" style:family="paragraph">
      <style:text-properties fo:language="en" fo:country="US"/>
    </style:style>
    <style:style style:name="P25" style:parent-style-name="ListParagraph" style:list-style-name="LFO2" style:family="paragraph">
      <style:text-properties fo:language="en" fo:country="US"/>
    </style:style>
    <style:style style:name="P26" style:parent-style-name="ListParagraph" style:family="paragraph">
      <style:text-properties fo:language="en" fo:country="US"/>
    </style:style>
    <style:style style:name="P27" style:parent-style-name="Normal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28" style:parent-style-name="ListParagraph" style:list-style-name="LFO2" style:family="paragraph">
      <style:text-properties fo:language="en" fo:country="US"/>
    </style:style>
    <style:style style:name="P29" style:parent-style-name="ListParagraph" style:list-style-name="LFO2" style:family="paragraph">
      <style:text-properties fo:language="en" fo:country="US"/>
    </style:style>
    <style:style style:name="P30" style:parent-style-name="ListParagraph" style:list-style-name="LFO2" style:family="paragraph">
      <style:text-properties fo:language="en" fo:country="US"/>
    </style:style>
    <style:style style:name="P31" style:parent-style-name="ListParagraph" style:list-style-name="LFO2" style:family="paragraph">
      <style:text-properties fo:language="en" fo:country="US"/>
    </style:style>
    <style:style style:name="P32" style:parent-style-name="ListParagraph" style:list-style-name="LFO2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</office:automatic-styles>
  <office:body>
    <office:text text:use-soft-page-breaks="true">
      <text:p text:style-name="P1">Project Brief:</text:p>
      <text:p text:style-name="P2">Situation: You’ve just<text:s/>been hired as a data analyst for the Taste of the world Café, restaurant that has diverse menu offerings and serves generous portions.</text:p>
      <text:p text:style-name="P3">Assignment: the Taste of the world Café debuted a new menu at the start of the year. You’ve been asked to dig into the customer data to see which of the menu items are doing well/not well and what the top customers seem to like.</text:p>
      <text:p text:style-name="P4">Objectives: 1. Explore menu_items table to get an idea of what’s on the new menu</text:p>
      <text:p text:style-name="P5"><text:tab/><text:s text:c="7"/>2. Explore the order_details table to get an idea of the data that’s been collected.</text:p>
      <text:p text:style-name="Normal"><text:span text:style-name="T6"><text:tab/><text:s text:c="7"/>3. Use both tables to understand how customers are reacting to the new menu.<text:s/></text:span></text:p>
      <text:p text:style-name="P7"/>
      <text:p text:style-name="P8"/>
      <text:p text:style-name="Normal"><text:span text:style-name="T9">Objective 1: Explore the<text:s/></text:span><text:span text:style-name="T10">MENU_</text:span><text:span text:style-name="T11">ITEMS_TABLE:</text:span></text:p>
      <text:list text:style-name="LFO2" text:continue-numbering="true">
        <text:list-item>
          <text:p text:style-name="P12">view the Menu_items table and write a query to find the number of items on the menu.</text:p>
        </text:list-item>
        <text:list-item>
          <text:p text:style-name="P13">What are the least and most expensive items on the menu?</text:p>
        </text:list-item>
        <text:list-item>
          <text:p text:style-name="P14">How many Italian dishes are on the menu? What are the least and most expensive Italian dishes?</text:p>
        </text:list-item>
        <text:list-item>
          <text:p text:style-name="P15">How many dishes are in each category? What is the avg dish price within each category?</text:p>
        </text:list-item>
      </text:list>
      <text:p text:style-name="P16"/>
      <text:p text:style-name="Normal"><text:span text:style-name="T17">Objective<text:s/></text:span><text:span text:style-name="T18">2</text:span><text:span text:style-name="T19">: Explore the</text:span><text:span text:style-name="T20"><text:s/>order_details</text:span><text:span text:style-name="T21">:</text:span></text:p>
      <text:list text:style-name="LFO2" text:continue-numbering="true">
        <text:list-item>
          <text:p text:style-name="P22">View the order_details table. What is the date range of the table?</text:p>
        </text:list-item>
        <text:list-item>
          <text:p text:style-name="P23">How many orders were made within this date range? How many items were ordered within this date range?</text:p>
        </text:list-item>
        <text:list-item>
          <text:p text:style-name="P24">Which orders had<text:s/>the greatest<text:s/>number of items?</text:p>
        </text:list-item>
        <text:list-item>
          <text:p text:style-name="P25">How many orders had more than 12 items?<text:s/></text:p>
        </text:list-item>
      </text:list>
      <text:p text:style-name="P26"/>
      <text:p text:style-name="P27">Objective<text:s/>3:<text:s/>Analyse customer behaviour:</text:p>
      <text:list text:style-name="LFO2" text:continue-numbering="true">
        <text:list-item>
          <text:p text:style-name="P28">Combine the menu_items and order_details tables into a single table</text:p>
        </text:list-item>
        <text:list-item>
          <text:p text:style-name="P29">What were the least and most ordered items? What categories were they in?<text:s/></text:p>
        </text:list-item>
        <text:list-item>
          <text:p text:style-name="P30">What were the top 5 orders that spent the most money?</text:p>
        </text:list-item>
        <text:list-item>
          <text:p text:style-name="P31">View the details of the highest spend order. What insights can you gather from the results?</text:p>
        </text:list-item>
        <text:list-item>
          <text:p text:style-name="P32">BONUS: View the details of the top 5 highest spend orders. What insights can you gather from the results?<text:s/></text:p>
        </text:list-item>
      </text:list>
      <text:p text:style-name="P33"/>
      <text:p text:style-name="P34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Z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halid Collins</meta:initial-creator>
    <dc:creator>Khalid Collins</dc:creator>
    <meta:creation-date>2025-01-04T00:10:00Z</meta:creation-date>
    <dc:date>2025-01-04T03:01:00Z</dc:date>
    <meta:template xlink:href="Normal" xlink:type="simple"/>
    <meta:editing-cycles>7</meta:editing-cycles>
    <meta:editing-duration>PT9900S</meta:editing-duration>
    <meta:document-statistic meta:page-count="1" meta:paragraph-count="3" meta:word-count="264" meta:character-count="1767" meta:row-count="12" meta:non-whitespace-character-count="1506"/>
  </office:meta>
</office:document-meta>
</file>